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 fo:font-size="13pt" officeooo:rsid="0017f9fa" officeooo:paragraph-rsid="0017f9fa" style:font-size-asian="13pt" style:font-size-complex="13pt"/>
    </style:style>
    <style:style style:name="P2" style:family="paragraph" style:parent-style-name="Preformatted_20_Text">
      <style:text-properties style:font-name="Liberation Sans" fo:font-size="13pt" officeooo:rsid="00160ffb" officeooo:paragraph-rsid="00160ffb" style:font-size-asian="13pt" style:font-size-complex="13pt"/>
    </style:style>
    <style:style style:name="P3" style:family="paragraph" style:parent-style-name="Preformatted_20_Text">
      <style:text-properties style:font-name="Liberation Sans" fo:font-size="13pt" officeooo:rsid="001904b6" officeooo:paragraph-rsid="001904b6" style:font-size-asian="13pt" style:font-size-complex="13pt"/>
    </style:style>
    <style:style style:name="P4" style:family="paragraph" style:parent-style-name="Preformatted_20_Text">
      <style:text-properties style:font-name="Liberation Sans" fo:font-size="13pt" fo:font-weight="bold" officeooo:rsid="0017f9fa" officeooo:paragraph-rsid="0017f9fa" style:font-size-asian="13pt" style:font-weight-asian="bold" style:font-size-complex="13pt" style:font-weight-complex="bold"/>
    </style:style>
    <style:style style:name="T1" style:family="text">
      <style:text-properties officeooo:rsid="0017f9fa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7f9fa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f9f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uario(<text:span text:style-name="T2">cod</text:span>,nombreUsuario,email,contraseña,nombreReal,apellidos)</text:p>
      <text:p text:style-name="P4">PK:cod</text:p>
      <text:p text:style-name="P1">VNN(contraseña)</text:p>
      <text:p text:style-name="P2"/>
      <text:p text:style-name="P2"/>
      <text:p text:style-name="P2"/>
      <text:p text:style-name="P2">Producto<text:span text:style-name="T1">(</text:span><text:span text:style-name="T3">cod</text:span><text:span text:style-name="T1">,nombre,precio,rutaFotos)</text:span></text:p>
      <text:p text:style-name="P4">PK:cod</text:p>
      <text:p text:style-name="P2"/>
      <text:p text:style-name="P2"/>
      <text:p text:style-name="P2">Opiniones<text:span text:style-name="T1">(</text:span><text:span text:style-name="T3">cod</text:span><text:span text:style-name="T1">,usuario,descripcion,puntuacion,producto,usuario)</text:span></text:p>
      <text:p text:style-name="P4">PK:cod</text:p>
      <text:p text:style-name="P1">FK:producto → Producto.cod</text:p>
      <text:p text:style-name="P1">FK:usuario → Usuario.cod</text:p>
      <text:p text:style-name="P3">VNN(usuario,producto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22T16:27:16.347000000</dc:date>
    <meta:editing-duration>PT1M20S</meta:editing-duration>
    <meta:editing-cycles>1</meta:editing-cycles>
    <meta:document-statistic meta:table-count="0" meta:image-count="0" meta:object-count="0" meta:page-count="1" meta:paragraph-count="10" meta:word-count="14" meta:character-count="267" meta:non-whitespace-character-count="263"/>
    <meta:generator>LibreOffice/6.3.2.2$Windows_X86_64 LibreOffice_project/98b30e735bda24bc04ab42594c85f7fd8be07b9c</meta:generator>
  </office:meta>
</office:document-meta>
</file>